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36d" officeooo:paragraph-rsid="0017b36d"/>
    </style:style>
    <style:style style:name="P2" style:family="paragraph" style:parent-style-name="Standard">
      <style:text-properties officeooo:rsid="001af245" officeooo:paragraph-rsid="001af245"/>
    </style:style>
    <style:style style:name="P3" style:family="paragraph" style:parent-style-name="Standard">
      <style:text-properties officeooo:rsid="001ca248" officeooo:paragraph-rsid="001ca248"/>
    </style:style>
    <style:style style:name="P4" style:family="paragraph" style:parent-style-name="Standard">
      <style:text-properties officeooo:rsid="00221cde" officeooo:paragraph-rsid="00221cde"/>
    </style:style>
    <style:style style:name="P5" style:family="paragraph" style:parent-style-name="Standard">
      <style:text-properties officeooo:rsid="0023b8ba" officeooo:paragraph-rsid="00256384"/>
    </style:style>
    <style:style style:name="P6" style:family="paragraph" style:parent-style-name="Standard">
      <style:text-properties officeooo:rsid="00256384" officeooo:paragraph-rsid="00256384"/>
    </style:style>
    <style:style style:name="P7" style:family="paragraph" style:parent-style-name="Standard">
      <style:text-properties officeooo:rsid="0027efa8" officeooo:paragraph-rsid="0027efa8"/>
    </style:style>
    <style:style style:name="P8" style:family="paragraph" style:parent-style-name="Standard">
      <style:text-properties officeooo:rsid="0029511f" officeooo:paragraph-rsid="0029511f"/>
    </style:style>
    <style:style style:name="P9" style:family="paragraph" style:parent-style-name="Standard">
      <style:text-properties officeooo:rsid="002afb91" officeooo:paragraph-rsid="002afb91"/>
    </style:style>
    <style:style style:name="P10" style:family="paragraph" style:parent-style-name="Standard">
      <style:text-properties officeooo:paragraph-rsid="002afb91"/>
    </style:style>
    <style:style style:name="P11" style:family="paragraph" style:parent-style-name="Standard">
      <style:text-properties officeooo:rsid="001ae5e8" officeooo:paragraph-rsid="001ae5e8"/>
    </style:style>
    <style:style style:name="P12" style:family="paragraph" style:parent-style-name="Standard">
      <style:text-properties officeooo:rsid="003068b0" officeooo:paragraph-rsid="003068b0"/>
    </style:style>
    <style:style style:name="P13" style:family="paragraph" style:parent-style-name="Standard">
      <style:text-properties officeooo:paragraph-rsid="0017b36d"/>
    </style:style>
    <style:style style:name="P14" style:family="paragraph" style:parent-style-name="Standard">
      <style:text-properties officeooo:rsid="00347c31" officeooo:paragraph-rsid="00347c31"/>
    </style:style>
    <style:style style:name="P15" style:family="paragraph" style:parent-style-name="Standard">
      <style:text-properties officeooo:rsid="003513ed" officeooo:paragraph-rsid="003513ed"/>
    </style:style>
    <style:style style:name="P16" style:family="paragraph" style:parent-style-name="Standard">
      <style:text-properties officeooo:rsid="0037ec23" officeooo:paragraph-rsid="0037ec23"/>
    </style:style>
    <style:style style:name="P17" style:family="paragraph" style:parent-style-name="Standard">
      <style:text-properties officeooo:rsid="003a8c65" officeooo:paragraph-rsid="003a8c65"/>
    </style:style>
    <style:style style:name="P18" style:family="paragraph" style:parent-style-name="Standard">
      <style:text-properties officeooo:paragraph-rsid="003a8c65"/>
    </style:style>
    <style:style style:name="P19" style:family="paragraph" style:parent-style-name="Standard">
      <style:text-properties officeooo:rsid="0047ffb9" officeooo:paragraph-rsid="0047ffb9"/>
    </style:style>
    <style:style style:name="P20" style:family="paragraph" style:parent-style-name="Standard">
      <style:text-properties officeooo:rsid="00546105" officeooo:paragraph-rsid="00546105"/>
    </style:style>
    <style:style style:name="P21" style:family="paragraph" style:parent-style-name="Standard">
      <style:text-properties officeooo:rsid="005659c6" officeooo:paragraph-rsid="005659c6"/>
    </style:style>
    <style:style style:name="P22" style:family="paragraph" style:parent-style-name="Standard">
      <style:text-properties officeooo:rsid="005724b6" officeooo:paragraph-rsid="005724b6"/>
    </style:style>
    <style:style style:name="P23" style:family="paragraph" style:parent-style-name="Standard">
      <style:text-properties officeooo:rsid="00580d1b" officeooo:paragraph-rsid="00580d1b"/>
    </style:style>
    <style:style style:name="P24" style:family="paragraph" style:parent-style-name="Standard">
      <style:text-properties officeooo:rsid="005a02f2" officeooo:paragraph-rsid="005a02f2"/>
    </style:style>
    <style:style style:name="P25" style:family="paragraph" style:parent-style-name="Standard">
      <style:text-properties officeooo:rsid="005cf321" officeooo:paragraph-rsid="005cf321"/>
    </style:style>
    <style:style style:name="P26" style:family="paragraph" style:parent-style-name="Standard">
      <style:text-properties officeooo:rsid="0060ed64" officeooo:paragraph-rsid="0060ed64"/>
    </style:style>
    <style:style style:name="P27" style:family="paragraph" style:parent-style-name="Standard">
      <style:text-properties officeooo:rsid="006483dd" officeooo:paragraph-rsid="006483dd"/>
    </style:style>
    <style:style style:name="P28" style:family="paragraph" style:parent-style-name="Standard">
      <style:text-properties officeooo:rsid="006483dd" officeooo:paragraph-rsid="0065ecd4"/>
    </style:style>
    <style:style style:name="P29" style:family="paragraph" style:parent-style-name="Standard">
      <style:text-properties officeooo:rsid="006483dd" officeooo:paragraph-rsid="0070e3f5"/>
    </style:style>
    <style:style style:name="P30" style:family="paragraph" style:parent-style-name="Standard">
      <style:text-properties officeooo:rsid="0065ecd4" officeooo:paragraph-rsid="0065ecd4"/>
    </style:style>
    <style:style style:name="P31" style:family="paragraph" style:parent-style-name="Standard">
      <style:text-properties officeooo:rsid="006e355a" officeooo:paragraph-rsid="006e355a"/>
    </style:style>
    <style:style style:name="P32" style:family="paragraph" style:parent-style-name="Standard">
      <style:text-properties officeooo:rsid="006e355a" officeooo:paragraph-rsid="0070e3f5"/>
    </style:style>
    <style:style style:name="P33" style:family="paragraph" style:parent-style-name="Standard">
      <style:text-properties officeooo:rsid="0070e3f5" officeooo:paragraph-rsid="0070e3f5"/>
    </style:style>
    <style:style style:name="P34" style:family="paragraph" style:parent-style-name="Standard">
      <style:text-properties officeooo:rsid="007a1b38" officeooo:paragraph-rsid="007a1b38"/>
    </style:style>
    <style:style style:name="P35" style:family="paragraph" style:parent-style-name="Standard">
      <style:text-properties officeooo:rsid="007bccb8" officeooo:paragraph-rsid="007bccb8"/>
    </style:style>
    <style:style style:name="P36" style:family="paragraph" style:parent-style-name="Standard">
      <style:text-properties officeooo:rsid="007ec553" officeooo:paragraph-rsid="007ec553"/>
    </style:style>
    <style:style style:name="P37" style:family="paragraph" style:parent-style-name="Standard">
      <style:text-properties officeooo:rsid="008000a8" officeooo:paragraph-rsid="008000a8"/>
    </style:style>
    <style:style style:name="P38" style:family="paragraph" style:parent-style-name="Standard">
      <style:text-properties officeooo:rsid="008007a3" officeooo:paragraph-rsid="00800edc"/>
    </style:style>
    <style:style style:name="P39" style:family="paragraph" style:parent-style-name="Standard">
      <style:text-properties officeooo:rsid="008007a3" officeooo:paragraph-rsid="00862890"/>
    </style:style>
    <style:style style:name="P40" style:family="paragraph" style:parent-style-name="Standard">
      <style:text-properties officeooo:rsid="008007a3" officeooo:paragraph-rsid="00878898"/>
    </style:style>
    <style:style style:name="P41" style:family="paragraph" style:parent-style-name="Standard">
      <style:text-properties officeooo:rsid="008007a3" officeooo:paragraph-rsid="008a0e1e"/>
    </style:style>
    <style:style style:name="P42" style:family="paragraph" style:parent-style-name="Standard">
      <style:text-properties officeooo:rsid="0080db29" officeooo:paragraph-rsid="0080db29"/>
    </style:style>
    <style:style style:name="P43" style:family="paragraph" style:parent-style-name="Standard">
      <style:text-properties officeooo:rsid="00832815" officeooo:paragraph-rsid="00832815"/>
    </style:style>
    <style:style style:name="P44" style:family="paragraph" style:parent-style-name="Standard">
      <style:text-properties officeooo:rsid="00832815" officeooo:paragraph-rsid="00846da2"/>
    </style:style>
    <style:style style:name="P45" style:family="paragraph" style:parent-style-name="Standard">
      <style:text-properties officeooo:rsid="008a0e1e" officeooo:paragraph-rsid="008a0e1e"/>
    </style:style>
    <style:style style:name="P46" style:family="paragraph" style:parent-style-name="Standard">
      <style:text-properties officeooo:rsid="008b2889" officeooo:paragraph-rsid="008b2889"/>
    </style:style>
    <style:style style:name="P47" style:family="paragraph" style:parent-style-name="Standard">
      <style:text-properties officeooo:rsid="0095a0eb" officeooo:paragraph-rsid="0095a0eb"/>
    </style:style>
    <style:style style:name="P48" style:family="paragraph" style:parent-style-name="Standard">
      <style:text-properties officeooo:rsid="0098db79" officeooo:paragraph-rsid="0098db79"/>
    </style:style>
    <style:style style:name="P49" style:family="paragraph" style:parent-style-name="Standard">
      <style:text-properties officeooo:rsid="009a6d4f" officeooo:paragraph-rsid="009a6d4f"/>
    </style:style>
    <style:style style:name="P50" style:family="paragraph" style:parent-style-name="Standard">
      <style:text-properties officeooo:rsid="009cb717" officeooo:paragraph-rsid="009cb717"/>
    </style:style>
    <style:style style:name="P51" style:family="paragraph" style:parent-style-name="Standard">
      <style:text-properties officeooo:rsid="009e4db1" officeooo:paragraph-rsid="009e4db1"/>
    </style:style>
    <style:style style:name="P52" style:family="paragraph" style:parent-style-name="Standard">
      <style:text-properties officeooo:rsid="008a0e1e" officeooo:paragraph-rsid="008a0e1e"/>
    </style:style>
    <style:style style:name="P53" style:family="paragraph" style:parent-style-name="Standard">
      <style:text-properties officeooo:rsid="00a1281f" officeooo:paragraph-rsid="00a1281f"/>
    </style:style>
    <style:style style:name="P54" style:family="paragraph" style:parent-style-name="Standard">
      <style:text-properties officeooo:rsid="00a1281f" officeooo:paragraph-rsid="00a33a6f"/>
    </style:style>
    <style:style style:name="P55" style:family="paragraph" style:parent-style-name="Standard">
      <style:text-properties officeooo:paragraph-rsid="00a33a6f"/>
    </style:style>
    <style:style style:name="P56" style:family="paragraph" style:parent-style-name="Standard">
      <style:text-properties officeooo:rsid="00a7d0f8" officeooo:paragraph-rsid="00a7d0f8"/>
    </style:style>
    <style:style style:name="P57" style:family="paragraph" style:parent-style-name="Standard">
      <style:text-properties officeooo:rsid="00aa576d" officeooo:paragraph-rsid="00aa576d"/>
    </style:style>
    <style:style style:name="P58" style:family="paragraph" style:parent-style-name="Standard">
      <style:text-properties officeooo:paragraph-rsid="00aa576d"/>
    </style:style>
    <style:style style:name="P59" style:family="paragraph" style:parent-style-name="Standard">
      <style:text-properties officeooo:rsid="00ab87ca" officeooo:paragraph-rsid="00ab87ca"/>
    </style:style>
    <style:style style:name="T1" style:family="text">
      <style:text-properties officeooo:rsid="001ca248"/>
    </style:style>
    <style:style style:name="T2" style:family="text">
      <style:text-properties officeooo:rsid="00204667"/>
    </style:style>
    <style:style style:name="T3" style:family="text">
      <style:text-properties officeooo:rsid="00256384"/>
    </style:style>
    <style:style style:name="T4" style:family="text">
      <style:text-properties officeooo:rsid="002706e1"/>
    </style:style>
    <style:style style:name="T5" style:family="text">
      <style:text-properties officeooo:rsid="0029511f"/>
    </style:style>
    <style:style style:name="T6" style:family="text">
      <style:text-properties officeooo:rsid="002afb91"/>
    </style:style>
    <style:style style:name="T7" style:family="text">
      <style:text-properties officeooo:rsid="002b9401"/>
    </style:style>
    <style:style style:name="T8" style:family="text">
      <style:text-properties officeooo:rsid="002d1d53"/>
    </style:style>
    <style:style style:name="T9" style:family="text">
      <style:text-properties officeooo:rsid="0030d0d3"/>
    </style:style>
    <style:style style:name="T10" style:family="text">
      <style:text-properties officeooo:rsid="0017b36d"/>
    </style:style>
    <style:style style:name="T11" style:family="text">
      <style:text-properties officeooo:rsid="00320e3d"/>
    </style:style>
    <style:style style:name="T12" style:family="text">
      <style:text-properties officeooo:rsid="0032d17e"/>
    </style:style>
    <style:style style:name="T13" style:family="text">
      <style:text-properties officeooo:rsid="00370b8f"/>
    </style:style>
    <style:style style:name="T14" style:family="text">
      <style:text-properties officeooo:rsid="0038ab98"/>
    </style:style>
    <style:style style:name="T15" style:family="text">
      <style:text-properties officeooo:rsid="003a8c65"/>
    </style:style>
    <style:style style:name="T16" style:family="text">
      <style:text-properties officeooo:rsid="003b4ca3"/>
    </style:style>
    <style:style style:name="T17" style:family="text">
      <style:text-properties officeooo:rsid="003c61a1"/>
    </style:style>
    <style:style style:name="T18" style:family="text">
      <style:text-properties officeooo:rsid="003ec83a"/>
    </style:style>
    <style:style style:name="T19" style:family="text">
      <style:text-properties officeooo:rsid="0040bcdb"/>
    </style:style>
    <style:style style:name="T20" style:family="text">
      <style:text-properties officeooo:rsid="0041ed95"/>
    </style:style>
    <style:style style:name="T21" style:family="text">
      <style:text-properties officeooo:rsid="00426c94"/>
    </style:style>
    <style:style style:name="T22" style:family="text">
      <style:text-properties officeooo:rsid="0046fcb5"/>
    </style:style>
    <style:style style:name="T23" style:family="text">
      <style:text-properties officeooo:rsid="00498dcd"/>
    </style:style>
    <style:style style:name="T24" style:family="text">
      <style:text-properties officeooo:rsid="004f456a"/>
    </style:style>
    <style:style style:name="T25" style:family="text">
      <style:text-properties officeooo:rsid="005a02f2"/>
    </style:style>
    <style:style style:name="T26" style:family="text">
      <style:text-properties officeooo:rsid="005c1fc3"/>
    </style:style>
    <style:style style:name="T27" style:family="text">
      <style:text-properties officeooo:rsid="005cf321"/>
    </style:style>
    <style:style style:name="T28" style:family="text">
      <style:text-properties officeooo:rsid="006238d2"/>
    </style:style>
    <style:style style:name="T29" style:family="text">
      <style:text-properties officeooo:rsid="006483dd"/>
    </style:style>
    <style:style style:name="T30" style:family="text">
      <style:text-properties officeooo:rsid="0064c5aa"/>
    </style:style>
    <style:style style:name="T31" style:family="text">
      <style:text-properties officeooo:rsid="0065ecd4"/>
    </style:style>
    <style:style style:name="T32" style:family="text">
      <style:text-properties officeooo:rsid="006784fd"/>
    </style:style>
    <style:style style:name="T33" style:family="text">
      <style:text-properties officeooo:rsid="0068db70"/>
    </style:style>
    <style:style style:name="T34" style:family="text">
      <style:text-properties officeooo:rsid="00697f91"/>
    </style:style>
    <style:style style:name="T35" style:family="text">
      <style:text-properties officeooo:rsid="006a99a6"/>
    </style:style>
    <style:style style:name="T36" style:family="text">
      <style:text-properties officeooo:rsid="006c8575"/>
    </style:style>
    <style:style style:name="T37" style:family="text">
      <style:text-properties officeooo:rsid="006e355a"/>
    </style:style>
    <style:style style:name="T38" style:family="text">
      <style:text-properties officeooo:rsid="006f8e4e"/>
    </style:style>
    <style:style style:name="T39" style:family="text">
      <style:text-properties officeooo:rsid="0070e3f5"/>
    </style:style>
    <style:style style:name="T40" style:family="text">
      <style:text-properties officeooo:rsid="0077c6e3"/>
    </style:style>
    <style:style style:name="T41" style:family="text">
      <style:text-properties officeooo:rsid="007bccb8"/>
    </style:style>
    <style:style style:name="T42" style:family="text">
      <style:text-properties officeooo:rsid="00800edc"/>
    </style:style>
    <style:style style:name="T43" style:family="text">
      <style:text-properties officeooo:rsid="00817b7f"/>
    </style:style>
    <style:style style:name="T44" style:family="text">
      <style:text-properties officeooo:rsid="00846da2"/>
    </style:style>
    <style:style style:name="T45" style:family="text">
      <style:text-properties officeooo:rsid="00862890"/>
    </style:style>
    <style:style style:name="T46" style:family="text">
      <style:text-properties officeooo:rsid="00878898"/>
    </style:style>
    <style:style style:name="T47" style:family="text">
      <style:text-properties officeooo:rsid="008cb02f"/>
    </style:style>
    <style:style style:name="T48" style:family="text">
      <style:text-properties officeooo:rsid="008d2da6"/>
    </style:style>
    <style:style style:name="T49" style:family="text">
      <style:text-properties officeooo:rsid="00920544"/>
    </style:style>
    <style:style style:name="T50" style:family="text">
      <style:text-properties officeooo:rsid="009734e3"/>
    </style:style>
    <style:style style:name="T51" style:family="text">
      <style:text-properties officeooo:rsid="009a6d4f"/>
    </style:style>
    <style:style style:name="T52" style:family="text">
      <style:text-properties officeooo:rsid="009bcc66"/>
    </style:style>
    <style:style style:name="T53" style:family="text">
      <style:text-properties officeooo:rsid="00a1281f"/>
    </style:style>
    <style:style style:name="T54" style:family="text">
      <style:text-properties officeooo:rsid="00a33a6f"/>
    </style:style>
    <style:style style:name="T55" style:family="text">
      <style:text-properties officeooo:rsid="00a407f0"/>
    </style:style>
    <style:style style:name="T56" style:family="text">
      <style:text-properties officeooo:rsid="00a57c3f"/>
    </style:style>
    <style:style style:name="T57" style:family="text">
      <style:text-properties officeooo:rsid="00a5b578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0aa57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guments <text:line-break/><text:line-break/>list of arguments</text:p>
      <text:p text:style-name="P1"/>
      <text:p text:style-name="P1">can rewrite arguments<text:line-break/><text:line-break/>can form chains of arguments</text:p>
      <text:p text:style-name="P1"/>
      <text:p text:style-name="P1">art<text:span text:style-name="T9">i</text:span>facts can have default arguments</text:p>
      <text:p text:style-name="P1"/>
      <text:p text:style-name="P13"><text:span text:style-name="T10">art</text:span><text:span text:style-name="T9">i</text:span><text:span text:style-name="T10">facts can have required arguments for Lua scripts and </text:span><text:span text:style-name="T9">OpenGL </text:span><text:span text:style-name="T10">shaders</text:span></text:p>
      <text:p text:style-name="P1"/>
      <text:p text:style-name="P1">data can form arguments</text:p>
      <text:p text:style-name="P1"/>
      <text:p text:style-name="P11">argument – list of same type items [int, float, string]</text:p>
      <text:p text:style-name="P2">argument has name</text:p>
      <text:p text:style-name="P2">argument has type, storage for shaders arguments</text:p>
      <text:p text:style-name="P2"/>
      <text:p text:style-name="P2">texture has storage, has type, has name <text:span text:style-name="T1">(may be several arguments, </text:span><text:span text:style-name="T2">and shader can choose required one</text:span><text:span text:style-name="T1">)</text:span></text:p>
      <text:p text:style-name="P2"/>
      <text:p text:style-name="P3">value of texture argument is an image </text:p>
      <text:p text:style-name="P3"/>
      <text:p text:style-name="P4">Effect </text:p>
      <text:p text:style-name="P4">-&gt; (1:N) EffectObjects</text:p>
      <text:p text:style-name="P4"><text:tab/>-&gt; (1:N) ObjectArtefact</text:p>
      <text:p text:style-name="P4"><text:tab/><text:tab/>-&gt; (1:1) Artefact</text:p>
      <text:p text:style-name="P4"><text:tab/><text:tab/><text:tab/>-&gt; (1:N) ArtefactArg</text:p>
      <text:p text:style-name="P4"><text:tab/>-&gt; (1:1) ObjectInfo</text:p>
      <text:p text:style-name="P4"/>
      <text:p text:style-name="P4"/>
      <text:p text:style-name="P5">EffectObjects ordered by (<text:span text:style-name="T3">isInitializeObject , </text:span>step_index)<text:line-break/>Artefacts ordered by (ArtefactType, step_index) <text:line-break/></text:p>
      <text:p text:style-name="P5"/>
      <text:p text:style-name="P7">ArgumentsSet – list of arguments</text:p>
      <text:p text:style-name="P5"/>
      <text:p text:style-name="P7">* First use render to set up <text:span text:style-name="T5">default values from render</text:span></text:p>
      <text:p text:style-name="P7"/>
      <text:p text:style-name="P8">Variables __NNN</text:p>
      <text:p text:style-name="P8">Variable __ObjectsOrder – list of objects names to order objects drawings</text:p>
      <text:p text:style-name="P5"/>
      <text:p text:style-name="P6">* <text:span text:style-name="T5">Than</text:span> use <text:span text:style-name="T4">initialize object </text:span></text:p>
      <text:p text:style-name="P7">* * use it data for initialization</text:p>
      <text:p text:style-name="P7">* * <text:span text:style-name="T5">use it Lua scripts to form one data to another data</text:span></text:p>
      <text:p text:style-name="P8">* * use it shaders to draw</text:p>
      <text:p text:style-name="P8"/>
      <text:p text:style-name="P8">Variable name can be formed with prefixes “Programmer Name” “V<text:span text:style-name="T8">aria</text:span>ble Name” to define variable for specific object</text:p>
      <text:p text:style-name="P8"/>
      <text:p text:style-name="P8">so Argument should have object programmer name field</text:p>
      <text:p text:style-name="P8"/>
      <text:p text:style-name="P9"><text:soft-page-break/>Empty programmer name is for all objects</text:p>
      <text:p text:style-name="P9"/>
      <text:p text:style-name="P10"><text:span text:style-name="T6">two under-scopes </text:span><text:span text:style-name="T7">starting a programmer name </text:span><text:span text:style-name="T6">are for render names</text:span></text:p>
      <text:p text:style-name="P10"/>
      <text:p text:style-name="P12">positing argument by 1) object name 2) artifact's step_index 3) name of argument <text:span text:style-name="T11">(2 under-scopes </text:span><text:span text:style-name="T12">for system names</text:span><text:span text:style-name="T11">)</text:span></text:p>
      <text:p text:style-name="P14">spread mode 1) local 2) from position in the object 3) from position throw all objects</text:p>
      <text:p text:style-name="P14"/>
      <text:p text:style-name="P14"/>
      <text:p text:style-name="P15">first call initialize object </text:p>
      <text:p text:style-name="P15">get from it’s data, call <text:span text:style-name="T13">it’s </text:span>scripts, </text:p>
      <text:p text:style-name="P15"/>
      <text:p text:style-name="P15"/>
      <text:p text:style-name="P16">Arguments</text:p>
      <text:p text:style-name="P16"/>
      <text:p text:style-name="P16">__DrawRect <text:span text:style-name="T14">[</text:span>“h”:int; “w”:int<text:span text:style-name="T14">]</text:span></text:p>
      <text:p text:style-name="P16">__ObjectsOrder – list of strings or list of indexes</text:p>
      <text:p text:style-name="P16"/>
      <text:p text:style-name="P17">data format </text:p>
      <text:p text:style-name="P17">initial script </text:p>
      <text:p text:style-name="P17">[ “object name” <text:span text:style-name="T20">or int index </text:span><text:span text:style-name="T21">or [ “__start” | “__end” ]</text:span>: </text:p>
      <text:p text:style-name="P17"><text:tab/>[</text:p>
      <text:p text:style-name="P18"><text:span text:style-name="T15"><text:tab/><text:tab/>int index or </text:span><text:span text:style-name="T17">[</text:span><text:span text:style-name="T15">“__</text:span><text:span text:style-name="T18">start</text:span><text:span text:style-name="T15">” </text:span><text:span text:style-name="T17">|</text:span><text:span text:style-name="T15"> “__</text:span><text:span text:style-name="T18">end</text:span><text:span text:style-name="T15">” </text:span><text:span text:style-name="T17">] </text:span><text:span text:style-name="T15">: </text:span></text:p>
      <text:p text:style-name="P17"><text:tab/><text:tab/>[</text:p>
      <text:p text:style-name="P17"><text:tab/><text:tab/><text:tab/>“argument name” : </text:p>
      <text:p text:style-name="P17"><text:tab/><text:tab/><text:tab/><text:tab/>[</text:p>
      <text:p text:style-name="P17"><text:tab/><text:tab/><text:tab/><text:tab/><text:tab/>values (int list, float list, strings list, or dictionary)</text:p>
      <text:p text:style-name="P17"><text:tab/><text:tab/><text:tab/><text:tab/><text:tab/>(int indexes or “string” indexes – <text:span text:style-name="T22">for keywords or for keys</text:span>)</text:p>
      <text:p text:style-name="P18"><text:span text:style-name="T15"><text:tab/><text:tab/><text:tab/><text:tab/><text:tab/>“__spread” : [ “__</text:span><text:span text:style-name="T30">forThis</text:span><text:span text:style-name="T19">Position</text:span><text:span text:style-name="T15">” | fromPositionIn</text:span><text:span text:style-name="T24">side</text:span><text:span text:style-name="T15">Object” | “__fromPosition” </text:span><text:span text:style-name="T16">]</text:span></text:p>
      <text:p text:style-name="P17"><text:tab/><text:tab/><text:tab/><text:tab/>]</text:p>
      <text:p text:style-name="P17"><text:tab/><text:tab/>]</text:p>
      <text:p text:style-name="P17"><text:tab/>]</text:p>
      <text:p text:style-name="P17">]</text:p>
      <text:p text:style-name="P16"/>
      <text:p text:style-name="P19">[“__start” : [ “__start” : “__DrawRect” : [“w”: int , “h” : int, “__<text:span text:style-name="T23">spread</text:span>” : “__<text:span text:style-name="T23">fromPosition</text:span>”]]]</text:p>
      <text:p text:style-name="P19"/>
      <text:p text:style-name="P19"/>
      <text:p text:style-name="P20">* can be several shaders in the object </text:p>
      <text:p text:style-name="P20">* first shader use code to init screen</text:p>
      <text:p text:style-name="P20">* last swap screens</text:p>
      <text:p text:style-name="P20"/>
      <text:p text:style-name="P21">argument calculations are inside drawing </text:p>
      <text:p text:style-name="P21">prepare, calculate, draw</text:p>
      <text:p text:style-name="P21"/>
      <text:p text:style-name="P22">maybe, will be optimization of blocks of arguments for every shader </text:p>
      <text:p text:style-name="P22"/>
      <text:p text:style-name="P23">build shaders chain ?</text:p>
      <text:p text:style-name="P23"/>
      <text:p text:style-name="P23">Just data, textures and shaders </text:p>
      <text:p text:style-name="P23"/>
      <text:p text:style-name="P23"><text:soft-page-break/>Now it is possible, but if I will start to <text:span text:style-name="T25">draw into the textures – ok, just add textures to the drawing chain. </text:span></text:p>
      <text:p text:style-name="P23"/>
      <text:p text:style-name="P24">So, it is better to build <text:span text:style-name="T26">drawing chain <text:line-break/></text:span><text:span text:style-name="T27">shaders do not have output arguments, so it is ok</text:span></text:p>
      <text:p text:style-name="P25">Lua can produce output variables</text:p>
      <text:p text:style-name="P25">data can replace variables </text:p>
      <text:p text:style-name="P25"/>
      <text:p text:style-name="P26">I part is building of drawing chain</text:p>
      <text:p text:style-name="P26"/>
      <text:p text:style-name="P26"><text:span text:style-name="T28">S</text:span>o, argument can be for drawing and arguments for building drawing chain </text:p>
      <text:p text:style-name="P26"/>
      <text:p text:style-name="P27">let’s try to define arguments for building drawing chain and for drawing chain itself. </text:p>
      <text:p text:style-name="P27"/>
      <text:p text:style-name="P27">Argument, ArgumentSet, OpenGLArgument </text:p>
      <text:p text:style-name="P27"/>
      <text:p text:style-name="P28"><text:span text:style-name="T31">Argument:</text:span> </text:p>
      <text:p text:style-name="P30"><text:tab/>* has position and spread strategy enumeration</text:p>
      <text:p text:style-name="P30"><text:tab/>* <text:span text:style-name="T44">type [input, output]</text:span></text:p>
      <text:p text:style-name="P28"><text:tab/>* <text:span text:style-name="T36">contain</text:span><text:span text:style-name="T37">s not calculated value</text:span></text:p>
      <text:p text:style-name="P28"/>
      <text:p text:style-name="P30">ArgumentSet:<text:line-break/> <text:s text:c="5"/><text:tab/>* has findBy (position, object name, step_index of object, step_index of artifact)</text:p>
      <text:p text:style-name="P30"><text:tab/>* <text:span text:style-name="T37">add method to add data (json, json-string, 3d-obj), Lua script results and so on</text:span></text:p>
      <text:p text:style-name="P30"><text:tab/>* <text:span text:style-name="T40">create arguments from this class</text:span></text:p>
      <text:p text:style-name="P30"/>
      <text:p text:style-name="P33">ArgumentValue:</text:p>
      <text:p text:style-name="P33"><text:tab/><text:span text:style-name="T29">* </text:span><text:span text:style-name="T34">h</text:span><text:span text:style-name="T32">as name, type, value </text:span><text:span text:style-name="T33">(it should store values)</text:span></text:p>
      <text:p text:style-name="P30"/>
      <text:p text:style-name="P32">LuaArgument<text:span text:style-name="T29">: </text:span><text:span text:style-name="T39">public ArgumentValue</text:span></text:p>
      <text:p text:style-name="P31"><text:tab/>* <text:span text:style-name="T38">should have functions to get/set Lua arrays</text:span></text:p>
      <text:p text:style-name="P30"/>
      <text:p text:style-name="P29">OpenGLArgument: <text:span text:style-name="T39">public ArgumentValue</text:span><text:line-break/><text:tab/>* <text:span text:style-name="T34">h</text:span><text:span text:style-name="T32">as storage</text:span></text:p>
      <text:p text:style-name="P24"><text:tab/>* <text:span text:style-name="T34">it is created from Argument at the init</text:span><text:span text:style-name="T35">ialize</text:span><text:span text:style-name="T34"> shader arti</text:span><text:span text:style-name="T35">fact’s</text:span><text:span text:style-name="T34"> step (and that time it calculates it’s <text:tab/>value)</text:span></text:p>
      <text:p text:style-name="P24"><text:tab/>* <text:span text:style-name="T38">should have functions to work with shaders</text:span></text:p>
      <text:p text:style-name="P24"><text:tab/></text:p>
      <text:p text:style-name="P24"/>
      <text:p text:style-name="P34">what can be done now?<text:line-break/><text:line-break/><text:span text:style-name="T41">Lua forms data tables <text:line-break/>Json forms data tables</text:span></text:p>
      <text:p text:style-name="P35">OBJ converter forms data tables</text:p>
      <text:p text:style-name="P35"/>
      <text:p text:style-name="P36">What is the best way to represent required data in Json format?<text:line-break/><text:line-break/>object where </text:p>
      <text:p text:style-name="P36">* key “integer” “objectname” “__specialname”</text:p>
      <text:p text:style-name="P36">* value : <text:span text:style-name="T49">another </text:span>object </text:p>
      <text:p text:style-name="P37">and so on.</text:p>
      <text:p text:style-name="P37"/>
      <text:p text:style-name="P38"><text:soft-page-break/>Do I need any structure for table? Yes to minimize combinatory <text:span text:style-name="T42">explosion. </text:span></text:p>
      <text:p text:style-name="P42">So DataTable (what is the best name for it? <text:span text:style-name="T43">ArgumentsDataTable</text:span>)</text:p>
      <text:p text:style-name="P42"/>
      <text:p text:style-name="P43">so </text:p>
      <text:p text:style-name="P43">* convert(LuaData, <text:span text:style-name="T43">ArgumentsDataTable</text:span>)<text:line-break/>* convert(QJsonDocument, <text:span text:style-name="T43">ArgumentsDataTable</text:span>)</text:p>
      <text:p text:style-name="P43">* convert(Geometry3DObj, <text:span text:style-name="T43">ArgumentsDataTable</text:span>)</text:p>
      <text:p text:style-name="P43">* <text:span text:style-name="T29">ArgumentSet-</text:span><text:span text:style-name="T44">&gt;</text:span><text:span text:style-name="T29">add(ArgumentsDataTable)</text:span></text:p>
      <text:p text:style-name="P44"><text:span text:style-name="T29">* ArgumentSet-</text:span><text:span text:style-name="T44">&gt;slice()</text:span></text:p>
      <text:p text:style-name="P42"/>
      <text:p text:style-name="P38"/>
      <text:p text:style-name="P39"><text:span text:style-name="T45">Shader -&gt; has arguments (</text:span><text:span text:style-name="T46">type: </text:span><text:span text:style-name="T45">input only)</text:span></text:p>
      <text:p text:style-name="P40"><text:span text:style-name="T45">LuaScript -&gt; has arguments (</text:span><text:span text:style-name="T46">type: </text:span><text:span text:style-name="T45">input, output)</text:span></text:p>
      <text:p text:style-name="P40"/>
      <text:p text:style-name="P45">ArgumentSet for all drawings</text:p>
      <text:p text:style-name="P41"/>
      <text:p text:style-name="P45">DrawingChain </text:p>
      <text:p text:style-name="P45">Shaders and ArgumentValues</text:p>
      <text:p text:style-name="P45"/>
      <text:p text:style-name="P46">Tree of artifacts </text:p>
      <text:p text:style-name="P46">* <text:span text:style-name="T47">shader artifact -&gt; <text:s/>ArgumentList<text:line-break/>* </text:span><text:span text:style-name="T48">Lua script artifact -&gt; ArgumentList</text:span></text:p>
      <text:p text:style-name="P46"/>
      <text:p text:style-name="P46"/>
      <text:p text:style-name="P47">What if ArgumentsDataTable will be <text:span text:style-name="T50">internal representation of ArgumentsSet</text:span></text:p>
      <text:p text:style-name="P47"/>
      <text:p text:style-name="P48">Argument contains preprocessed data from ArtifactArg and from shader, lua code </text:p>
      <text:p text:style-name="P48">* direction:[input, output], storage, var type, name, default value, not calculated value</text:p>
      <text:p text:style-name="P48"/>
      <text:p text:style-name="P48">ArgumentValue:</text:p>
      <text:p text:style-name="P48">* <text:s/>storage, var type, name, calculated value (array of int, float)</text:p>
      <text:p text:style-name="P48">it is just for shaders</text:p>
      <text:p text:style-name="P48"/>
      <text:p text:style-name="P48">ArgumentList : List of Argument for artifact's</text:p>
      <text:p text:style-name="P48"/>
      <text:p text:style-name="P49">ArgumentsSet </text:p>
      <text:p text:style-name="P49">* contains ArgumentsDataTable</text:p>
      <text:p text:style-name="P49">* service function for getting slice to get input ArgumentsDataTable for scripts for setting slices from <text:s/>ArgumentsDataTable script result</text:p>
      <text:p text:style-name="P49">* get slice function gets script position and ArgumentsSet look for required arguments and … calculate values…</text:p>
      <text:p text:style-name="P49"/>
      <text:p text:style-name="P49">so <text:s/><text:span text:style-name="T43">ArgumentsDataTable </text:span>contains calculated values </text:p>
      <text:p text:style-name="P49"/>
      <text:p text:style-name="P49">* <text:span text:style-name="T52">get List of ArgumentValue for shaders to build drawing chain</text:span></text:p>
      <text:p text:style-name="P49"/>
      <text:p text:style-name="P49"/>
      <text:p text:style-name="P50">so we work with <text:span text:style-name="T51">ArgumentsSet </text:span>to 1) calculate values and 2) build DrawingChain</text:p>
      <text:p text:style-name="P50"/>
      <text:p text:style-name="P50">DrawingChain passes to the OpenGLQuizImage where it is used to draw step by step all objects. </text:p>
      <text:p text:style-name="P50"/>
      <text:p text:style-name="P50">When values are changed we rebuild DrawingChain. </text:p>
      <text:p text:style-name="P50"><text:soft-page-break/></text:p>
      <text:p text:style-name="P51">Before pass DrawingChain to OpenGLQuizImage we transform <text:s/><text:span text:style-name="T52">ArgumentValue </text:span>into OpenGLArgumentValue</text:p>
      <text:p text:style-name="P51"/>
      <text:p text:style-name="P51"/>
      <text:p text:style-name="P50"/>
      <text:p text:style-name="P53">EffectArg is a copy of ArtefactArg or data from script or shader</text:p>
      <text:p text:style-name="P53"/>
      <text:p text:style-name="P55"><text:span text:style-name="T53">ArtefactArg – </text:span><text:span text:style-name="T54">has </text:span><text:span text:style-name="T59">out</text:span><text:span text:style-name="T54">put direction – </text:span><text:span text:style-name="T55">this is the data item </text:span><text:span text:style-name="T56">(default_value), </text:span><text:span text:style-name="T57">that is just linked to the artifact</text:span></text:p>
      <text:p text:style-name="P54"/>
      <text:p text:style-name="P54"/>
      <text:p text:style-name="P56">ok EffectArg – use <text:span text:style-name="T58">id</text:span> for set values from EffectArgValue (from EffectArgSet)</text:p>
      <text:p text:style-name="P56"/>
      <text:p text:style-name="P58"><text:span text:style-name="T59">First we build EffectArg list (as a copies from ArtefactArg (direction:output) or from code of Lua scripts (direction from code) of from shaders (direction:input))</text:span></text:p>
      <text:p text:style-name="P58"/>
      <text:p text:style-name="P59">Ok, ArtefactArg do not have any direction it is just a data value</text:p>
      <text:p text:style-name="P59"/>
      <text:p text:style-name="P59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5:50:53.671438135</meta:creation-date>
    <meta:generator>LibreOffice/6.4.6.2$Linux_X86_64 LibreOffice_project/40$Build-2</meta:generator>
    <dc:date>2021-02-23T14:15:41.426177359</dc:date>
    <meta:editing-duration>PT3H46M20S</meta:editing-duration>
    <meta:editing-cycles>106</meta:editing-cycles>
    <meta:document-statistic meta:table-count="0" meta:image-count="0" meta:object-count="0" meta:page-count="5" meta:paragraph-count="125" meta:word-count="928" meta:character-count="5996" meta:non-whitespace-character-count="5078"/>
  </office:meta>
</office:document-meta>
</file>